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tyle:font-face style:name="Arial2" svg:font-family="Arial" style:font-family-generic="swiss"/>
    <style:font-face style:name="Georgia1" svg:font-family="Georgi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line-height="115%"/>
    </style:style>
    <style:style style:name="P2" style:family="paragraph" style:parent-style-name="Standard">
      <style:paragraph-properties fo:margin-top="0cm" fo:margin-bottom="0cm" fo:line-height="115%" fo:text-align="start" style:justify-single-word="false"/>
    </style:style>
    <style:style style:name="P3"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4" style:family="paragraph" style:parent-style-name="List_20_Contents">
      <style:paragraph-properties fo:margin-left="0cm" fo:margin-right="0cm" fo:orphans="2" fo:widows="2" fo:text-indent="0cm" style:auto-text-indent="false"/>
    </style:style>
    <style:style style:name="P5"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6" style:family="paragraph" style:parent-style-name="Standard">
      <style:paragraph-properties fo:margin-top="0cm" fo:margin-bottom="0cm" fo:line-height="115%"/>
      <style:text-properties style:font-name="Georgia" style:font-name-asian="Georgia1" style:font-name-complex="Georgia"/>
    </style:style>
    <style:style style:name="P7" style:family="paragraph" style:parent-style-name="Standard">
      <style:paragraph-properties fo:margin-top="0cm" fo:margin-bottom="0cm" fo:line-height="115%" fo:text-align="start" style:justify-single-word="false"/>
    </style:style>
    <style:style style:name="P8" style:family="paragraph" style:parent-style-name="List_20_Heading" style:master-page-name="Standard">
      <style:paragraph-properties fo:margin-top="0cm" fo:margin-bottom="0cm" fo:line-height="115%" style:page-number="auto"/>
    </style:style>
    <style:style style:name="T1" style:family="text">
      <style:text-properties style:font-name="Georgia" fo:font-weight="bold" fo:background-color="#ffffff" style:font-name-asian="Georgia1" style:font-weight-asian="bold" style:font-name-complex="Georgia" style:font-weight-complex="bold"/>
    </style:style>
    <style:style style:name="T2" style:family="text">
      <style:text-properties style:font-name="Georgia" fo:font-weight="bold" style:font-name-asian="Georgia1" style:font-weight-asian="bold" style:font-name-complex="Georgia" style:font-weight-complex="bold"/>
    </style:style>
    <style:style style:name="T3" style:family="text">
      <style:text-properties style:font-name="Georgia" fo:font-weight="normal" fo:background-color="#ffffff" style:font-name-asian="Georgia1" style:font-weight-asian="normal" style:font-name-complex="Georgia" style:font-weight-complex="normal"/>
    </style:style>
    <style:style style:name="T4" style:family="text">
      <style:text-properties style:font-name="Georgia" fo:font-weight="normal" fo:background-color="#ffff00" style:font-name-asian="Georgia1" style:font-weight-asian="normal" style:font-name-complex="Georgia" style:font-weight-complex="normal"/>
    </style:style>
    <style:style style:name="T5" style:family="text">
      <style:text-properties style:font-name="Georgia" style:font-name-asian="Georgia1" style:font-name-complex="Georgia"/>
    </style:style>
    <style:style style:name="T6" style:family="text">
      <style:text-properties style:font-name="Georgia" fo:background-color="transparent" style:font-name-asian="Georgia1" style:font-name-complex="Georgia"/>
    </style:style>
    <style:style style:name="T7" style:family="text">
      <style:text-properties style:font-name="Georgia" fo:background-color="#ffff00" style:font-name-asian="Georgia1" style:font-name-complex="Georgia"/>
    </style:style>
    <style:style style:name="T8" style:family="text">
      <style:text-properties style:font-name="Georgia" fo:background-color="#ffffff" style:font-name-asian="Georgia1" style:font-name-complex="Georgia"/>
    </style:style>
    <style:style style:name="T9" style:family="text">
      <style:text-properties style:font-name="Georgia" fo:font-style="normal" fo:font-weight="normal" fo:background-color="#ffffff" style:font-name-asian="Georgia1" style:font-style-asian="normal" style:font-weight-asian="normal" style:font-name-complex="Georgia" style:font-style-complex="normal" style:font-weight-complex="normal"/>
    </style:style>
    <style:style style:name="T10" style:family="text">
      <style:text-properties fo:font-weight="bold" style:font-weight-asian="bold" style:font-weight-complex="bold"/>
    </style:style>
    <style:style style:name="T11" style:family="text">
      <style:text-properties fo:font-variant="normal" fo:text-transform="none" fo:color="#333333" style:font-name="Georgia" fo:letter-spacing="normal" style:font-name-asian="Georgia1" style:font-name-complex="Georgia"/>
    </style:style>
    <style:style style:name="T12" style:family="text">
      <style:text-properties fo:font-variant="normal" fo:text-transform="none" fo:color="#333333" style:font-name="roboto condensed" fo:font-size="10.5pt" fo:letter-spacing="normal" fo:font-style="normal" fo:font-weight="normal"/>
    </style:style>
    <style:style style:name="T13" style:family="text">
      <style:text-properties fo:font-weight="normal"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Internet_20_link"><text:span text:style-name="T11"/></text:span></text:p>
      <text:p text:style-name="P3">La Bible des poëtes, Métamorphose [d'Ovide moralisée par Thomas Walleys et traduite par Colard Mansion]</text:p>
      <text:p text:style-name="P5">Auteur :  </text:p>
      <text:p text:style-name="P3">Ovide (0043 av. J.-C.-0017). Auteur du texte</text:p>
      <text:p text:style-name="P5">Éditeur :  </text:p>
      <text:p text:style-name="P3">(Paris)</text:p>
      <text:p text:style-name="P5">Date d'édition :  </text:p>
      <text:p text:style-name="P3">1493-1494</text:p>
      <text:p text:style-name="P5">Contributeur :  </text:p>
      <text:p text:style-name="P4"><text:span text:style-name="T12">Mansion, Colard (14..-1484?). Adaptateur</text:span> </text:p>
      <text:p text:style-name="P6">https://gallica.bnf.fr/ark:/12148/btv1b8626780d/f268.item.zoom</text:p>
      <text:p text:style-name="P6"/>
      <text:h text:style-name="Heading_20_1" text:outline-level="1">La Bible des poëtes, Métamorphose [d'Ovide moralisée par Thomas Walleys et traduite par Colard Mansion]</text:h>
      <text:h text:style-name="Heading_20_2" text:outline-level="2">Cy commence le diziesme livre de Ovide dont la premiere fable est de Orpheus et de Erudice</text:h>
      <text:p text:style-name="_3c_argument_3e_">Inde per immensum, etc.</text:p>
      <text:p text:style-name="P1"><text:span text:style-name="_3c_pb_3e_"><text:span text:style-name="T5">[107va]</text:span></text:span><text:span text:style-name="T5">Dessus avez oÿ comment Yphis devint ung beau jouvencel et comment </text:span><text:span text:style-name="_3c_pb_3e_"><text:span text:style-name="T5">[107vb]</text:span></text:span><text:span text:style-name="T5">il espousa </text:span><text:span text:style-name="T6">Yentà</text:span><text:span text:style-name="T5"> s’amye. Le dieu Hymen fut assis avec plusieurs autres dieux et deesses. Et quant Hymen se partit, par l’air s’en vola grant erre en Lyconie / ou semons estoit de par Orpheus qui devoit espouser Erudice. A ses nopces vint sans bon eur </text:span><text:span text:style-name="_3c_pb_3e_"><text:span text:style-name="T5">[108ra]</text:span></text:span><text:span text:style-name="T5">aporter. Et y donna signe de doleur avenir et de male fortune comme je sous diray.</text:span></text:p>
      <text:p text:style-name="P1"><text:span text:style-name="T5">Ou printemps s’en alloit l’espouse nouvelle esbatant ung jour nuz piez en ung pré plein d’herbes verdoians et</text:span><text:span text:style-name="T7"> illec</text:span><text:span text:style-name="T5"> ung pasteur bel et gaillart nommé Aristeus vit la belle, laquelle il requist tantost de son amour. Mais icelle a lui ne se voulut accorder ne habandonner pour priere ne pour requeste qu’il lui sceust faire, car trop et de bon cueur aimoit son nouvel espoux Orpheus. Ains pour de lui eschapper se mist a la fuytte, et cellui la </text:span><text:span text:style-name="T7">suyvit.</text:span><text:span text:style-name="T5"> Mais ainsi que la belle Eridice fuyoit elle marcha dessus ung serpent venimeux qui la mordit environ le talon dont elle mourut. </text:span><text:span text:style-name="T2">Q</text:span><text:span text:style-name="T5">uant Orpheus sceut que par soudaine meschance avoit perdu sa femme et espouse, il se complaignit et se </text:span><text:span text:style-name="T7">doulousa</text:span><text:span text:style-name="T5"> tant que trop long et trop ennuiable seroit a le raconter. Et quant par le monde l’eust longuement plouré, en enfer voulut descendre et aller voir s’il pourroit ravoir et recouvrer s’amie, et se a ce pourroit mouvoir les infernaulx. Il tenoit la herpe entre ses bras et en touchoit les cordes et de sa bouche se print a chanter telle chançon :</text:span></text:p>
      <text:p text:style-name="_3c_l_3e_">« Dieux infernaulx en tenebres regnans</text:p>
      <text:p text:style-name="_3c_l_3e_">En la charte pleine d’obscurité</text:p>
      <text:p text:style-name="_3c_l_3e_">Ou vous estes tout le monde tenans</text:p>
      <text:p text:style-name="_3c_l_3e_"><text:span text:style-name="T5">A ce </text:span><text:span text:style-name="T7">submise</text:span><text:span text:style-name="T5"> est toute humanité,</text:span></text:p>
      <text:p text:style-name="_3c_l_3e_"><text:span text:style-name="_3c_pb_3e_">[108ra]</text:span>Pour essaier vostre crudelité</text:p>
      <text:p text:style-name="_3c_l_3e_">Et regarder vostre gouvernement</text:p>
      <text:p text:style-name="_3c_l_3e_">Pas en ce lieu ne me suis transporté,</text:p>
      <text:p text:style-name="_3c_l_3e_">Erudice demande seulement.</text:p>
      <text:p text:style-name="_3c_l_3e_"/>
      <text:p text:style-name="_3c_l_3e_">Quant le serpent tellement la blessa</text:p>
      <text:p text:style-name="_3c_l_3e_">Qu’elle mourut et vint avecques vous,</text:p>
      <text:p text:style-name="_3c_l_3e_">Si asprement mon cueur se courroussa</text:p>
      <text:p text:style-name="_3c_l_3e_">Que j’en souffry plus que mortel courroux.</text:p>
      <text:p text:style-name="_3c_l_3e_"><text:soft-page-break/>Ma femme estoit, j’estoie son espoux.</text:p>
      <text:p text:style-name="_3c_l_3e_">Je viens icy succumbé de tourment</text:p>
      <text:p text:style-name="_3c_l_3e_">Pour vous faire une requeste a tous,</text:p>
      <text:p text:style-name="_3c_l_3e_">Erudice demande seulement.</text:p>
      <text:p text:style-name="_3c_l_3e_"/>
      <text:p text:style-name="_3c_l_3e_">Jadis Pluto Proserpine ravit</text:p>
      <text:p text:style-name="_3c_l_3e_"><text:span text:style-name="T5">Par feu d’amours et </text:span><text:span text:style-name="T7">ceans la bouta.</text:span></text:p>
      <text:p text:style-name="_3c_l_3e_"><text:span text:style-name="T5">Mais toutesfois quant voz </text:span><text:span text:style-name="T7">tourmens</text:span><text:span text:style-name="T5"> el vit,</text:span></text:p>
      <text:p text:style-name="_3c_l_3e_">Point esbahi ne suis s’elle doubta.</text:p>
      <text:p text:style-name="_3c_l_3e_">Et je suis seur que ceste grant doubte a</text:p>
      <text:p text:style-name="_3c_l_3e_">Mon espouse. Si vous pry doulcement</text:p>
      <text:p text:style-name="_3c_l_3e_">Escoutez moy se onc homme on escouta,</text:p>
      <text:p text:style-name="_3c_l_3e_">Erudice demande seulement.</text:p>
      <text:p text:style-name="_3c_l_3e_"/>
      <text:p text:style-name="_3c_l_3e_">Quant maintenant vous me la baillerez,</text:p>
      <text:p text:style-name="_3c_l_3e_">Pour demener avec moy train d’amours,</text:p>
      <text:p text:style-name="_3c_l_3e_">Riens n’y perdrez puis que vous la raurez</text:p>
      <text:p text:style-name="_3c_l_3e_">Finablement, mais qu’elle ait fait son cours.</text:p>
      <text:p text:style-name="_3c_l_3e_"><text:span text:style-name="T7">Car</text:span><text:span text:style-name="T5"> tous humains en la fin de leurs jours</text:span></text:p>
      <text:p text:style-name="_3c_l_3e_"><text:span text:style-name="T5">Viennent </text:span><text:span text:style-name="T7">ceans</text:span><text:span text:style-name="T5"> a vostre jugement.</text:span></text:p>
      <text:p text:style-name="_3c_l_3e_">Mais je vous pry que me donnez secours,</text:p>
      <text:p text:style-name="_3c_l_3e_">Erudice demande seulement »</text:p>
      <text:p text:style-name="_3c_l_3e_"/>
      <text:p text:style-name="P1"><text:span text:style-name="T2">A</text:span><text:span text:style-name="T5">insi, comme vous avez oÿ, dit Orpheus son lay devant l’infernal manoir, si doulcement que pour la melodieuseté du son de sa voix ensemble de sa herpe, les ames tristes qui la estoient en oublierent leurs peines. Tantalus oublia la soif, Yxion qui </text:span><text:span text:style-name="T7">delez</text:span><text:span text:style-name="T5"> lui estoit en </text:span><text:span text:style-name="T7">laissa la roue reposer</text:span><text:span text:style-name="T5">. Sisifus mist j</text:span><text:span text:style-name="T7">us</text:span><text:span text:style-name="T5"> la roche qui le travailloit. Et Ticius laissa a donner aux voultours son gisier à rongier : et les Belidiennes sans la fontaine espuiser, mirent jus leurs seaulx et leurs tamis. Et se veritable est la renommee qui ce me fait acroire et entendre. Les Eumenidiennes qui oyoient la doulceur de la herpe pluroient de Orpheus, </text:span><text:span text:style-name="_3c_pb_3e_"><text:span text:style-name="T5">[108va]</text:span></text:span><text:span text:style-name="T5">ce que oncques paravant n’estoit </text:span><text:span text:style-name="T7">avenu</text:span><text:span text:style-name="T5"> ne peut avenir. La royne Proserpine ne se pouoit abstenir de lermoyer et le roy d’enfer ne pouoit par nulle maniere escondire a Orpheus chose qu’il lui demandast. Si fut Erudice appellee qui estoit en la valee umbreuse avec celles qui venues y estoient nouvellement. </text:span><text:span text:style-name="T2">L</text:span><text:span text:style-name="T5">ors apparut Erudice laquelle alloit clochant par la playe qu’elle avoit receu ou pié du serpent. </text:span><text:span text:style-name="T7">Moult</text:span><text:span text:style-name="T5"> fut Orpheus joieux quant venir la vit. Elle lui fut rendue par tel convenant que sans à jamais la pouvoir recouvrer il ne se retournast ne regardast derriere luy, jusques à ce qu’elle fust totalement hors des tourmens infernaulx, et qu’il allast devant et elle le suivroit derriere, ou autrement jamais </text:span><text:span text:style-name="T7">n’en ysteroit</text:span><text:span text:style-name="T5">. Lors par ung sentier moult roide et estroit et plein de tenebreuse obscurité, et moult </text:span><text:span text:style-name="T7">forvoiable</text:span><text:span text:style-name="T5"> chemin l’un devant et l’autre aprés se mirent en la voye Orpheus et s’amye. Tant cheminerent que ja estoient pres tout de hors du pourpris infernal, quant Orpheus, qui d’amour estoit espris, desirant de veoir s’amie et doubtant qu’elle ne le suyvist se retourna pour elle regarder. Et incontinent elle s’esvanoÿst de ses yeulx et s’en retourna en enfer. Orpheus tendit ses mains qui retenir la cuida. Mais riens ne print fors vent et ainsi se partit Erudice de son amy et mourut de seconde mort. Mais de lui ne se peut plaindre, fors de trop aimer. Le dernier salut luy rendit que a peines l’entendit Orpheus. Forment se plaignoit de la seconde mort de s’amie et voulut retourner pour trouver la mort mais la porte trouva fermee. Et le portier qui la gardoit lui retarda son chemin et si lui dist que jamais recouvrer ne la pourroit. </text:span><text:span text:style-name="T2">Q</text:span><text:span text:style-name="T5">uant Orpheus vit que plus entrer </text:span><text:soft-page-break/><text:span text:style-name="T5">ne pourroit, sur la rive du fleuve infernal fut sept jours plourant pour la seconde mort de s’amie et pour la perte d’icelle. Sans menger et sans boire vivoit luy soustenant de son dueil. Moult tenoit les dieux d’enfer mauvais et felons qui </text:span><text:span text:style-name="_3c_pb_3e_"><text:span text:style-name="T5">[108vb]</text:span></text:span><text:span text:style-name="T5">s’amie ainsi lui detenoient. Puis s’en retourna Orpheus et trois ans se tint sans femme et sans meschine, fuyant tout amour femenine et mettant toutes choses en refus et en desdaing. </text:span><text:span text:style-name="T2">O</text:span><text:span text:style-name="T5">r ne scay la cause pour quoy, ou pour ce qu’il l’avoit prins à Erudice, ou pour ce que tant lui en </text:span><text:span text:style-name="T7">estoit </text:span><text:span text:style-name="T5">mesavenu, mais toutes femmes avoit en haine, reffus et desdaing. Ce nonobstant plusieurs damoiselles l’aymerent qui en lui pou conquirent Car jouÿr n’en peurent. Il ne les daignoit oÿr dont moult de lui se plaignoient. Orpheus fut cellui qui premier aprint ceulx de Trace a eulx retraire d’amour femenine : et faire leur deduit avec jeunes damoiseaulx, dont ceulx de Trace en sont encores tous entachiez.</text:span></text:p>
      <text:h text:style-name="Heading_20_2" text:outline-level="2">Sens hystorial</text:h>
      <text:p text:style-name="P2"><text:span text:style-name="T5">Par ceste hystoire peut estre ceste fable veritabl, </text:span><text:span text:style-name="T7">si</text:span><text:span text:style-name="T8"> comme le livre raconte. Orpheus print son amie Erudice a espouse. Laquelle mourut en fiançailles par la morsure d’ung serpent </text:span><text:span text:style-name="T7">dont</text:span><text:span text:style-name="T8"> tel dueil eut pour sa mort que oncques puis n’eut de femme cure, et qu’il en fouyt tout femenine amour Mais pour son dueil reconforter il se voulut deporter avec les jouvenceaulx masles, desquelz en lieu de femmes il u</text:span><text:span text:style-name="T7">soit</text:span><text:span text:style-name="T8">. S’y en perdit depuis et l’ame et le corps : si comme vous orrez cy epres en l’ystoire </text:span><text:span text:style-name="T7">dieu</text:span><text:span text:style-name="T8"> devant. </text:span><text:span text:style-name="T1">T</text:span><text:span text:style-name="T3">rop est oultre mesure cruel et contre nature ce vice, pour quoy il le fait mauvais maintenir.</text:span></text:p>
      <text:h text:style-name="Heading_20_2" text:outline-level="2"><text:span text:style-name="T3">Autre exposicion morale a la fable dessusdicte</text:span></text:h>
      <text:p text:style-name="P2"><text:span text:style-name="T1">P</text:span><text:span text:style-name="T3">ar Orpheus povons entendre droitement raisonnable entendement Et par sa femme Erudice l’ame qui par mariage divin font en l’umain lignaige ensenble joinctes par le pasteur qui la prie prenons la vertu de bien vivre. Par la contree de Trace povons entendre virtuosité Mais quant la sensualité s’eslonge de l’entendement raisonnable, adonc va l’ame </text:span><text:span text:style-name="_3c_pb_3e_"><text:span text:style-name="T3">[109ra]</text:span></text:span><text:span text:style-name="T3">courant par l’erbe verte à piez nuz. C’est a dire par les malices de ce monde et delices terriennes, dont il s’abuse folement. Et encores qui pis est quant il y met son contentement. </text:span><text:span text:style-name="T1">L</text:span><text:span text:style-name="T3">ors vient le serpent qui le treuve nud et descouvert de toute vertu. Si le mort et aguillonne de la pointure mortelle par laquelle il le convient descendre en enfer ou quel enfer selon ce que l’expose macrobe sourdent cinq fleuves lais hideux et horribles. Dont le premier fleuve est oubliance, car celluy qui a la consciene perverse et inique met toutes vertus en nonchaloir et lui semblent de vices estre verus desquelz nostre sauveur dist de vobis qui dictis malum esse bonum et bonum esse malum. </text:span><text:span text:style-name="T1">M</text:span><text:span text:style-name="T3">audis soient ceulx qui </text:span><text:span text:style-name="T4">dient</text:span><text:span text:style-name="T3"> bien estre mal et mal estre bien. Le second fleuve est nommé Stix le venimeux qui est si tresmauvais et si tresabhominable qui met l’ame en si grant haine contre son prochain et mesmes contre toute creature qu’il se tourmente le cueur et les membres oultre la mort. Le tiers fleuve est de tristesse qui la povre ame font et noie ou parfont de ses </text:span><text:span text:style-name="T4">undes</text:span><text:span text:style-name="T3"> et telement qu’elle lui tost et oste toute joie mortele et divine. </text:span><text:span text:style-name="T1">P</text:span><text:span text:style-name="T3">uis court le quart fleuve nommé desesperance qui est de tele propriete qu’il fait tout ame tant doloureuse qu’elle la noie en pleurs et en lermes. Et le quint et derrenier fleuve à </text:span><text:span text:style-name="T4">nonrage</text:span><text:span text:style-name="T3"> qui est plain d’ordure d’angoisse et de male adventure qu’il souffle et voute dedens la povre ame l’ardeur de ire et de convoitise. Ainsi donc l’ame qui est à </text:span><text:span text:style-name="T4">beuvree</text:span><text:span text:style-name="T3"> de ses cinq fleuves infernales est bien tourmentee et a toute perdicion livree.</text:span></text:p>
      <text:h text:style-name="Heading_20_2" text:outline-level="2"><text:soft-page-break/><text:span text:style-name="T3">Autre exposicion par alegorie a la dicte fable</text:span></text:h>
      <text:p text:style-name="Standard"><text:span text:style-name="T1">P</text:span><text:span text:style-name="T3">ar Tantalus qui devant soy a la pomme et l’eaue devant lui et si meurt de soit et de fain povons entendre ceulx qui sont plain de ardante couvoitise et toutesfois ilz ont tant de biens </text:span><text:span text:style-name="_3c_pb_3e_"><text:span text:style-name="T3">[109rb]</text:span></text:span><text:span text:style-name="T3">de ce monde que jusques au regorger et si ne s’en osent aiser ne faire aucun bien ainse penent et travaillent d’en plus amasser et acquerre. </text:span><text:span text:style-name="T1">P</text:span><text:span text:style-name="T3">ar Iziphus qui la pesante pierre contre mont porte a son col et puis la trebusche du hault en bas povons entendre cure socieuse qui tourmente les tirans et seigneurs de cestui monde por honneur mondain acquerre. Plusieurs en sont au jourduy qui ne tendent ne beent a autre chose fors aux honneurs mondains et transitoires avenir. Et quant ilz sont montez si hault qu’il semble au menu peuple qu’il ataignent jusques au ciel tantost ilz cheent et trebuschent de hault en bas les uns par mort subite, les autres par l’espee et par autre vilaine et deshonneste mort et ainsi les honneurs vaines qu’ilz ont tant et a si grant travail quises delassent en leur grant vitupere et honte en ung moment. </text:span><text:span text:style-name="T1">P</text:span><text:span text:style-name="T3">ar les tournoiemens que fait Ixion en la roue infernal povons noter ceulx qui a maniere de roue vont de vice en autre et de peché en peché sans eulx arester en aucune vertu ains se laissent couleur et aller selon ce que fortune les conduist et maine sans tenir voie ne sentier ou prudence ait lieu. Laquele vie leur est pire de mort. </text:span><text:span text:style-name="T1">P</text:span><text:span text:style-name="T3">ar les voultours qui rongent de Ticius le gisier sans cesser pouvons noter et entendre le remors de conscience qui tusjours aguillone et mort jusques a la mort, somme a faire couvres desquelles conscience ne le puisse reprendre ou redarguer. </text:span><text:span text:style-name="T1">L’</text:span><text:span text:style-name="T3">estuiver de conscience donne tant d’angoisse et de solicitude au cueur du pecheur et lui fait tant de tourmens qu’il ne peut aucunement prendre repos. Certes il fait mal de avoir en son cueur tel peché qui ainsi ronge et mort la conscience qu’elle ne peut avoir ne prendre aucun repos. </text:span><text:span text:style-name="T1">M</text:span><text:span text:style-name="T3">ieulx vault delaisser le vice et se prendre a vertu qui donne honneur et repos. </text:span><text:span text:style-name="T1">P</text:span><text:span text:style-name="T3">ar les Belidiennes qui incessamment cuident et se penent d’emplir les tonneaux sans fons notent et signifient les gloutons qui jor </text:span><text:span text:style-name="_3c_pb_3e_"><text:span text:style-name="T3">[109va]</text:span></text:span><text:span text:style-name="T3">et nuit ne cessent d’engloutir vins et viandes delicatives et exquises, de gourmander incessamment les substances des indigens cuidans remplir et saouler leurs ventres desquelz ilz font leurs dieux. Et touteffois le lendemain ou pou apres ilz sont aussi familleux que devant et leur convient recommencer. Certes chascun homme raisonnable et d’entendement ne se deveroit gaires travailler de querir choses exquises et de grant pris qui ainsi se perdent et en si peu d’heure sont passees et consumees et dont hont. Vitupere et peché et mesmes damnacion eternelle s’en ensuivent. Et souvent dont l’omme avance sa mort et abrege sa vie.</text:span></text:p>
      <text:h text:style-name="Heading_20_2" text:outline-level="2"><text:span text:style-name="T3">Du contenement du poete Orpheus depuis qu’il eut s’amie perdue</text:span></text:h>
      <text:p text:style-name="Standard"><text:span text:style-name="T10">D</text:span><text:span text:style-name="T13">essus aves oÿ de la mort de Eurydice que le serpent mordit ou talon. Laquelle descendit en enfer puis comment elle fut rendue a son espoux et par quelles convenances et par quoy il la perdit et comment depuis il trouva la porte infernale close et aussi comment et pour l’amour d’elle fouit et enlaidit toute amour femenine et se print a la masculine. </text:span><text:span text:style-name="T16">O</text:span><text:span text:style-name="T15">r oyez comment il se contint depuis que d’enfer fut revenu. Dessus ung terte en ung champ plain d’erbe verdoiant ou point d’ombre n’avoit s’assist Orpheus puis print sa herpe de laquelle il fist les cordes raisonner par son atouchement. Lors vindrent environ lui pour le umbroier arbres de diverses manieres qui pourprindrent la place quant la doulceur oirent du melodieux son. A cest assemblement vindrent arbres portans fruis de diverses sortes comme amandiers, lauriers, neffliers, cipres, corneilliers et mouriers, chesnes, fresnes, esrables, peschiers, genestriers, cerisiers, </text:span><text:span text:style-name="_3c_pb_3e_"><text:span text:style-name="T9">[109vb]</text:span></text:span><text:span text:style-name="T15">pruniers, et autres arbres pardurables de verdeur. </text:span><text:span text:style-name="T16">S</text:span><text:span text:style-name="T15">i y vindrent figuiers, sapin et les arbres qui le basme portent. Encore y vindrent oliviers, aubespins et plusieurs autres arbres portant noix. Le palme et le pin y furent. Cybelle y amena athin qui fut mue en pin et vint aussi avec lui le Cipres qui jadis avoit estre enfant et nouvellement estoit mué en un arbre. Moult l’amoit Phebus tandis qu’il estoit vif.</text:span></text:p>
      <text:p text:style-name="Standard"><text:span text:style-name="_3c_pb_3e_"><text:span text:style-name="T9">[182ra]</text:span></text:span><text:span text:style-name="T16">E</text:span><text:span text:style-name="T15">ntour le dessus dit poete Orpheus s’assemblerent moult grant tourbe et multitude d’arbres. Il se seoit au millieu de la plaine comme dit est ou plusieurs bestes sauvaiges et oyseaulx de divers plumaiges se assemblerent ou il attrempoit et accordoit les cordes de sa harpe dont il sourdoit delectable son. </text:span><text:span text:style-name="T16">E</text:span><text:span text:style-name="T15">t quant ses cordes eut accordees a son plaisir, en son chant print a recorder les </text:span><text:soft-page-break/><text:span text:style-name="T15">amours des grans dieux des cieulx qui jadis amerent les jouvenceaulx.</text:span></text:p>
      <text:p text:style-name="Standard"><text:span text:style-name="T15"/></text:p>
      <text:h text:style-name="Heading_20_2" text:outline-level="2"><text:span text:style-name="T15">Cy commence le onziesme livre d’Ovide qui au premier traicte de la mort d’Orpheus</text:span></text:h>
      <text:p text:style-name="_3c_argument_3e_"><text:span text:style-name="T14">Larmine dum tali silvas.</text:span></text:p>
      <text:p text:style-name="Standard"><text:span text:style-name="_3c_pb_3e_"><text:span text:style-name="T9">[119rb]</text:span></text:span><text:span text:style-name="T15">Au livre precedent avez ouy comment Orpheus par son chat attrait arbres et bestes sauvaigels en la montaigne ou il seoit tant estoit de chant de la harpe areable que mesmes les roches le suivoient. Le temps pendant </text:span><text:span text:style-name="_3c_pb_3e_"><text:span text:style-name="T9">[119va]</text:span></text:span><text:span text:style-name="T15">vindrent les dames de Ciconie plaines de raigne qui toutes a ung coup lui coururent sus pour ce qui par son chant attraioit les hommes a sa doctrient et a haulte voix crierent disans l’une a l’autre : « Or voyez nostre adversaire le mauvais traitre qui les homes et les jouvenceaulx attrait a lui et si accuse nous et nos compaignes et desprise et les tient pour viles. Toutes sommes deshonnourees et confondues ? Se longuement le souffrons envie et jamais ne serons prisees. » Adonc lui lanca l’une ung dart, mais pas ne le blesça. Celui recula la hante que par son doulx son fut faillie. L’autre lui rua en lieu de dart une grande roche. Mais par la doulce melodie du chant cheit celle roche devant les piez d’Orpheus ainsi comme pour humilier et mercy prier. Adont doubla la forsennerie et desverie des faulses femmes plaines de yre. Quant elles veirent les roches ressortir par la doulceur de son instrument, lors firent entr’elles crieries et noises et sonnerent bussines pour amortir et amoindir le son de la melodie de la harpe. Affin que riens ne le oyst qui s’en peust esmouvoir tant que on ne eust peu oyr tonner. Puis lui getterent espessement roches qui premiers du sang du poete rongierent, car de rien ne le deporterent puis que le doulx chant de la harpe plus ne ouyrent. Ains lui firent de pis qu’elles peurent, si comme celles qui le hayoient mortellement et qui avoient les cueurs plains d’ire et d’envie. Oyseaulx, serpens et sauvagine laisserent Orpheus seul qui naguaires environ lui avoit attrait et assemblé. Celles qui grever le vouloient le rassaillirent et abbatirent. Et sans merci les desvoieez retournerent le gierement vers le poete qui tendoit les bras en priant merci se aucun fust qui le ouyst. Mais pour riens qu’il deist il ne pouvoit esmouvoir les folles ad ce que pitie ne merci eussent de lui. Ain le meurdirent et tuerent a leur grant reproche. Ha a dieu par celle saincte bouche qui souloit par son doulx chant les tourbes enchante lui yssit l’ame du corps. Pour lui plourerent les nymphes qui les congnoissoient, et les </text:span><text:span text:style-name="_3c_pb_3e_"><text:span text:style-name="T9">[119vb]</text:span></text:span><text:span text:style-name="T15">arbres ainsi comme les oyseaulx desplument leurs plumez et les arbres de leurs feuilles. Ainsi fut le poete martire pareillement come le cerf entre les chiens ou l’ung tire et l’autre mort. Ainsi le descirerent celles de bastons et de roches dures affin que dars ne leur faillissent pour mieulx leur forennerie paistre. Pres d’illec avoit ung champ ou beufz aroient et laboureurs cultivoient pensans y espandre semence pour en attendre fruit. Coururent les folles enragement et les laboureurs qui les virent esmouvoir contre eulx s’enfuyrent paoureusement et laisserent leurs labouraiges et s’esparpillerent partout et des desvees pillerent le froument tout a leur voulenté. L’une saisit la coutre, l’autre la roe et l’autre l’aixeul et tout ce qu’elle ne peuvent trouver ravirent les oyseaulx. </text:span><text:span text:style-name="T16">L</text:span><text:span text:style-name="T15">a sauvagine et les dures roches firent signe de dueil pour l’amour du poete. Et les fleuves s’en douloient et tant plouroient qu’il en tarirent et secherent en plusieurs lieux. Ses membres furent en divers lieux espars. Hebre, la fleuve, receut sa teste et la langue qui gettoit ung plourant plain et la mer donnoit la murmure en lui plaignant d’icelle injure, les rivieres du fleuve raisonnerent par leurs respons. Le chief et la lire floterent tant qu’en parfonde mer parvindrent. </text:span><text:span text:style-name="T16">D</text:span><text:span text:style-name="T15">essus l’herbe yssit de la riviere une merveilleuse serpente qui trouva le chief du divin poete gisant a la riviere. Si s’assist dessus la gueule hayé et menger le cuida. Mais Phebus sans demourence voulut le chief de son vilz rescourre et ainsi que la serpente la voulut devorer, Phebus la mue en dure pierre de telle forme et de telle laideur, comme par devant sa muance estoit. </text:span><text:span text:style-name="T16">L</text:span><text:span text:style-name="T15">’ame de Orpheus descendit en enfer sans demourance ou il vit la valee tenebreuse et les regnes que paravant avoit veuz. Bien recongneut les dieux et la piteuse compaignie qui la estoit et si y trouve son espouse qu’il avoit desiree longuement. Si l’embraça amiablement et la regarda asseur et sans doubte de condition grief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tyle:font-face style:name="Arial2" svg:font-family="Arial" style:font-family-generic="swiss"/>
    <style:font-face style:name="Georgia1" svg:font-family="Georgi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_3c_l_3e_" style:display-name="&lt;l&gt;" style:family="paragraph" style:parent-style-name="Standard" style:master-page-name="">
      <style:paragraph-properties fo:text-align="center" style:justify-single-word="false" style:page-number="auto"/>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argument_3e_" style:display-name="&lt;argument&gt;" style:family="paragraph" style:parent-style-name="Standard">
      <style:paragraph-properties fo:text-align="end" style:justify-single-word="false"/>
      <style:text-properties fo:font-style="italic"/>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04T15:00:47.49</meta:creation-date>
    <dc:date>2019-10-28T15:32:56.75</dc:date>
    <dc:creator>Karolina Suchecka</dc:creator>
    <meta:editing-duration>PT3H21M</meta:editing-duration>
    <meta:editing-cycles>3</meta:editing-cycles>
    <meta:generator>OpenOffice/4.1.6$Win32 OpenOffice.org_project/416m1$Build-9790</meta:generator>
    <meta:document-statistic meta:table-count="0" meta:image-count="0" meta:object-count="0" meta:page-count="5" meta:paragraph-count="60" meta:word-count="3078" meta:character-count="18045"/>
  </office:meta>
</office:document-meta>
</file>